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oo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oo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oop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i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oo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oop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i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oop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oop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ik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oop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oo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oo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oo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ik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oop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</table:table>
      <table:table table:name="Saturatio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7:06:53.034409362</meta:creation-date>
    <dc:date>2016-09-16T17:09:25.521822641</dc:date>
    <meta:editing-duration>P0D</meta:editing-duration>
    <meta:editing-cycles>1</meta:editing-cycles>
    <meta:document-statistic meta:table-count="3" meta:cell-count="238" meta:object-count="0"/>
    <meta:generator>LibreOffice/4.2.8.2$Linux_X86_64 LibreOffice_project/420m0$Build-2</meta:generator>
  </office:meta>
</office:document-meta>
</file>